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 Ref</text:p>
          </table:table-cell>
          <table:table-cell office:value-type="string" calcext:value-type="string">
            <text:p>T (old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lected 24-Nov-2023, WHITE thermistor c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3550" calcext:value-type="float">
            <text:p>2355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7400" calcext:value-type="float">
            <text:p>174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4360" calcext:value-type="float">
            <text:p>143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4200" calcext:value-type="float">
            <text:p>142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9960" calcext:value-type="float">
            <text:p>99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7500" calcext:value-type="float">
            <text:p>75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6240" calcext:value-type="float">
            <text:p>624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465" calcext:value-type="float">
            <text:p>54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4765" calcext:value-type="float">
            <text:p>47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4333" calcext:value-type="float">
            <text:p>433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4065" calcext:value-type="float">
            <text:p>406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2440" calcext:value-type="float">
            <text:p>244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616" calcext:value-type="float">
            <text:p>161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1130" calcext:value-type="float">
            <text:p>113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1096" calcext:value-type="float">
            <text:p>109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1050" calcext:value-type="float">
            <text:p>105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3:Sheet1.AMJ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3-05-10T16:51:28.327254066</meta:creation-date>
    <dc:date>2023-11-24T15:17:01.522139062</dc:date>
    <meta:editing-duration>PT17M36S</meta:editing-duration>
    <meta:editing-cycles>6</meta:editing-cycles>
    <meta:generator>LibreOffice/7.3.7.2$Linux_X86_64 LibreOffice_project/30$Build-2</meta:generator>
    <dc:creator>Blake Hannaford</dc:creator>
    <meta:document-statistic meta:table-count="1" meta:cell-count="57" meta:object-count="0"/>
  </office:meta>
</office:document-meta>
</file>